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DejaVu Sans" svg:font-family="'DejaVu Sans', Arial, Helvetica, sans-serif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2.491cm" style:rel-column-width="1412*"/>
    </style:style>
    <style:style style:name="Table6.B" style:family="table-column">
      <style:table-column-properties style:column-width="14.508cm" style:rel-column-width="822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6.999cm" table:align="margins" style:may-break-between-rows="false"/>
    </style:style>
    <style:style style:name="Table7.A" style:family="table-column">
      <style:table-column-properties style:column-width="2.489cm" style:rel-column-width="1411*"/>
    </style:style>
    <style:style style:name="Table7.B" style:family="table-column">
      <style:table-column-properties style:column-width="14.51cm" style:rel-column-width="822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3.074cm" table:align="left" style:may-break-between-rows="false"/>
    </style:style>
    <style:style style:name="Table1.A" style:family="table-column">
      <style:table-column-properties style:column-width="2.985cm"/>
    </style:style>
    <style:style style:name="Table1.B" style:family="table-column">
      <style:table-column-properties style:column-width="10.08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51cm" table:align="left" style:may-break-between-rows="false"/>
    </style:style>
    <style:style style:name="Table2.A" style:family="table-column">
      <style:table-column-properties style:column-width="2.985cm"/>
    </style:style>
    <style:style style:name="Table2.B" style:family="table-column">
      <style:table-column-properties style:column-width="9.52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2.51cm" table:align="left" style:may-break-between-rows="false"/>
    </style:style>
    <style:style style:name="Table3.A" style:family="table-column">
      <style:table-column-properties style:column-width="2.985cm"/>
    </style:style>
    <style:style style:name="Table3.B" style:family="table-column">
      <style:table-column-properties style:column-width="9.525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4.706cm" table:align="left" style:may-break-between-rows="false"/>
    </style:style>
    <style:style style:name="Table4.A" style:family="table-column">
      <style:table-column-properties style:column-width="2.985cm"/>
    </style:style>
    <style:style style:name="Table4.B" style:family="table-column">
      <style:table-column-properties style:column-width="11.72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51cm" table:align="left" style:may-break-between-rows="false"/>
    </style:style>
    <style:style style:name="Table5.A" style:family="table-column">
      <style:table-column-properties style:column-width="2.985cm"/>
    </style:style>
    <style:style style:name="Table5.B" style:family="table-column">
      <style:table-column-properties style:column-width="9.525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51cm" table:align="left" style:may-break-between-rows="false"/>
    </style:style>
    <style:style style:name="Table8.A" style:family="table-column">
      <style:table-column-properties style:column-width="2.985cm"/>
    </style:style>
    <style:style style:name="Table8.B" style:family="table-column">
      <style:table-column-properties style:column-width="9.525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27ee94" officeooo:paragraph-rsid="0027ee94"/>
    </style:style>
    <style:style style:name="P2" style:family="paragraph" style:parent-style-name="Table_20_Contents">
      <style:text-properties officeooo:rsid="0027ee94" officeooo:paragraph-rsid="00300b2f"/>
    </style:style>
    <style:style style:name="P3" style:family="paragraph" style:parent-style-name="Table_20_Contents">
      <style:text-properties officeooo:rsid="0027ee94" officeooo:paragraph-rsid="003129db"/>
    </style:style>
    <style:style style:name="P4" style:family="paragraph" style:parent-style-name="Table_20_Contents">
      <style:text-properties officeooo:rsid="0027ee94" officeooo:paragraph-rsid="0032b639"/>
    </style:style>
    <style:style style:name="P5" style:family="paragraph" style:parent-style-name="Table_20_Contents">
      <style:text-properties officeooo:rsid="003129db" officeooo:paragraph-rsid="003129db"/>
    </style:style>
    <style:style style:name="P6" style:family="paragraph" style:parent-style-name="Standard">
      <style:text-properties officeooo:rsid="00358513" officeooo:paragraph-rsid="00358513"/>
    </style:style>
    <style:style style:name="P7" style:family="paragraph" style:parent-style-name="Table_20_Contents">
      <style:text-properties officeooo:rsid="00358513" officeooo:paragraph-rsid="00358513"/>
    </style:style>
    <style:style style:name="P8" style:family="paragraph" style:parent-style-name="Table_20_Contents">
      <style:text-properties officeooo:rsid="00300b2f" officeooo:paragraph-rsid="00300b2f"/>
    </style:style>
    <style:style style:name="P9" style:family="paragraph" style:parent-style-name="Table_20_Contents">
      <style:text-properties officeooo:rsid="00300b2f" officeooo:paragraph-rsid="003129db"/>
    </style:style>
    <style:style style:name="P10" style:family="paragraph" style:parent-style-name="Table_20_Contents">
      <style:text-properties officeooo:rsid="00300b2f" officeooo:paragraph-rsid="0032b639"/>
    </style:style>
    <style:style style:name="P11" style:family="paragraph" style:parent-style-name="Table_20_Contents">
      <style:text-properties officeooo:rsid="00363da5" officeooo:paragraph-rsid="00363da5"/>
    </style:style>
    <style:style style:name="P12" style:family="paragraph" style:parent-style-name="Table_20_Contents">
      <style:text-properties officeooo:rsid="003a5878" officeooo:paragraph-rsid="003a5878"/>
    </style:style>
    <style:style style:name="P13" style:family="paragraph" style:parent-style-name="Text_20_body">
      <style:text-properties officeooo:rsid="003a5878" officeooo:paragraph-rsid="003a5878"/>
    </style:style>
    <style:style style:name="P14" style:family="paragraph" style:parent-style-name="Table_20_Contents">
      <style:text-properties officeooo:rsid="00451ec8" officeooo:paragraph-rsid="00451ec8"/>
    </style:style>
    <style:style style:name="P15" style:family="paragraph" style:parent-style-name="Table_20_Contents">
      <style:text-properties officeooo:rsid="00451ec8" officeooo:paragraph-rsid="004d0579"/>
    </style:style>
    <style:style style:name="P16" style:family="paragraph" style:parent-style-name="Table_20_Contents">
      <style:text-properties officeooo:rsid="00461755" officeooo:paragraph-rsid="00461755"/>
    </style:style>
    <style:style style:name="P17" style:family="paragraph" style:parent-style-name="Table_20_Contents">
      <style:text-properties officeooo:rsid="00461755" officeooo:paragraph-rsid="004d0579"/>
    </style:style>
    <style:style style:name="P18" style:family="paragraph" style:parent-style-name="Table_20_Contents">
      <style:text-properties officeooo:rsid="004a3c6f" officeooo:paragraph-rsid="004a3c6f"/>
    </style:style>
    <style:style style:name="P19" style:family="paragraph" style:parent-style-name="Table_20_Contents">
      <style:text-properties officeooo:rsid="004a3c6f" officeooo:paragraph-rsid="004d0579"/>
    </style:style>
    <style:style style:name="P20" style:family="paragraph" style:parent-style-name="Table_20_Contents">
      <style:text-properties officeooo:rsid="004abd0d" officeooo:paragraph-rsid="004abd0d"/>
    </style:style>
    <style:style style:name="P21" style:family="paragraph" style:parent-style-name="Standard">
      <style:text-properties officeooo:paragraph-rsid="004d0579"/>
    </style:style>
    <style:style style:name="P22" style:family="paragraph" style:parent-style-name="Table_20_Contents">
      <style:text-properties officeooo:rsid="005175ba" officeooo:paragraph-rsid="005175ba"/>
    </style:style>
    <style:style style:name="P23" style:family="paragraph" style:parent-style-name="Table_20_Contents">
      <style:text-properties officeooo:rsid="005175ba" officeooo:paragraph-rsid="0055494d"/>
    </style:style>
    <style:style style:name="P24" style:family="paragraph" style:parent-style-name="Table_20_Contents">
      <style:text-properties officeooo:rsid="00504166" officeooo:paragraph-rsid="00504166"/>
    </style:style>
    <style:style style:name="P25" style:family="paragraph" style:parent-style-name="Table_20_Contents">
      <style:text-properties officeooo:rsid="00504166" officeooo:paragraph-rsid="0055494d"/>
    </style:style>
    <style:style style:name="P26" style:family="paragraph" style:parent-style-name="Table_20_Contents">
      <style:text-properties officeooo:rsid="00504166" officeooo:paragraph-rsid="005bdbb8"/>
    </style:style>
    <style:style style:name="P27" style:family="paragraph" style:parent-style-name="Table_20_Contents">
      <style:text-properties officeooo:rsid="00528488" officeooo:paragraph-rsid="00528488"/>
    </style:style>
    <style:style style:name="P28" style:family="paragraph" style:parent-style-name="Table_20_Contents">
      <style:text-properties officeooo:rsid="00528488" officeooo:paragraph-rsid="0055494d"/>
    </style:style>
    <style:style style:name="P29" style:family="paragraph" style:parent-style-name="Table_20_Contents">
      <style:text-properties officeooo:rsid="0053fb17" officeooo:paragraph-rsid="0053fb17"/>
    </style:style>
    <style:style style:name="P30" style:family="paragraph" style:parent-style-name="Table_20_Contents">
      <style:text-properties officeooo:rsid="005c4626" officeooo:paragraph-rsid="005c4626"/>
    </style:style>
    <style:style style:name="P31" style:family="paragraph" style:parent-style-name="Table_20_Contents">
      <style:text-properties officeooo:rsid="0060876b" officeooo:paragraph-rsid="0060876b"/>
    </style:style>
    <style:style style:name="P32" style:family="paragraph" style:parent-style-name="Table_20_Contents">
      <style:text-properties officeooo:rsid="006346d1" officeooo:paragraph-rsid="006346d1"/>
    </style:style>
    <style:style style:name="P33" style:family="paragraph" style:parent-style-name="Heading_20_1">
      <style:paragraph-properties fo:break-before="page"/>
      <style:text-properties officeooo:paragraph-rsid="001c5afe"/>
    </style:style>
    <style:style style:name="P34" style:family="paragraph" style:parent-style-name="Heading_20_1">
      <style:text-properties officeooo:paragraph-rsid="0032b639"/>
    </style:style>
    <style:style style:name="P35" style:family="paragraph" style:parent-style-name="Heading_20_2">
      <style:text-properties officeooo:paragraph-rsid="001c5afe"/>
    </style:style>
    <style:style style:name="P36" style:family="paragraph" style:parent-style-name="Heading_20_2">
      <style:text-properties officeooo:paragraph-rsid="00684a7e"/>
    </style:style>
    <style:style style:name="P37" style:family="paragraph" style:parent-style-name="Heading_20_3">
      <style:text-properties officeooo:paragraph-rsid="004f6d40"/>
    </style:style>
    <style:style style:name="P38" style:family="paragraph" style:parent-style-name="Heading_20_3">
      <style:text-properties officeooo:paragraph-rsid="00504166"/>
    </style:style>
    <style:style style:name="P39" style:family="paragraph" style:parent-style-name="Heading_20_3"/>
    <style:style style:name="P40" style:family="paragraph" style:parent-style-name="Heading_20_3">
      <style:text-properties officeooo:paragraph-rsid="00684a7e"/>
    </style:style>
    <style:style style:name="P41" style:family="paragraph" style:parent-style-name="Heading_20_3">
      <style:text-properties officeooo:paragraph-rsid="0069b275"/>
    </style:style>
    <style:style style:name="P42" style:family="paragraph" style:parent-style-name="Heading_20_4">
      <style:text-properties officeooo:paragraph-rsid="006a88ab"/>
    </style:style>
    <style:style style:name="P43" style:family="paragraph" style:parent-style-name="Standard" style:list-style-name="L4">
      <style:text-properties officeooo:rsid="001f0dd2" officeooo:paragraph-rsid="003e9028"/>
    </style:style>
    <style:style style:name="P44" style:family="paragraph" style:parent-style-name="Standard" style:list-style-name="L4">
      <style:text-properties officeooo:rsid="001f0dd2" officeooo:paragraph-rsid="001f0dd2"/>
    </style:style>
    <style:style style:name="P45" style:family="paragraph" style:parent-style-name="Standard" style:list-style-name="L4">
      <style:text-properties officeooo:rsid="003e9028" officeooo:paragraph-rsid="003e9028"/>
    </style:style>
    <style:style style:name="P46" style:family="paragraph" style:parent-style-name="Standard" style:list-style-name="L4">
      <style:text-properties officeooo:rsid="00555d2a" officeooo:paragraph-rsid="00555d2a"/>
    </style:style>
    <style:style style:name="P47" style:family="paragraph" style:parent-style-name="Standard" style:list-style-name="L4">
      <style:text-properties officeooo:rsid="0021ab8c" officeooo:paragraph-rsid="0021ab8c"/>
    </style:style>
    <style:style style:name="P48" style:family="paragraph" style:parent-style-name="Standard" style:list-style-name="L5">
      <style:text-properties officeooo:rsid="0021ab8c" officeooo:paragraph-rsid="0021ab8c"/>
    </style:style>
    <style:style style:name="P49" style:family="paragraph" style:parent-style-name="Standard" style:list-style-name="L5">
      <style:text-properties officeooo:rsid="0021ab8c" officeooo:paragraph-rsid="002deb19"/>
    </style:style>
    <style:style style:name="P50" style:family="paragraph" style:parent-style-name="Standard" style:list-style-name="L5">
      <style:text-properties officeooo:rsid="002266ac" officeooo:paragraph-rsid="002266ac"/>
    </style:style>
    <style:style style:name="P51" style:family="paragraph" style:parent-style-name="Standard" style:list-style-name="L5">
      <style:text-properties officeooo:rsid="00485a95" officeooo:paragraph-rsid="00485a95"/>
    </style:style>
    <style:style style:name="P52" style:family="paragraph" style:parent-style-name="Standard" style:list-style-name="L5">
      <style:text-properties officeooo:rsid="002b7b55" officeooo:paragraph-rsid="002b7b55"/>
    </style:style>
    <style:style style:name="P53" style:family="paragraph" style:parent-style-name="Standard" style:list-style-name="L5">
      <style:text-properties officeooo:rsid="00222d79" officeooo:paragraph-rsid="00222d79"/>
    </style:style>
    <style:style style:name="P54" style:family="paragraph" style:parent-style-name="Standard" style:list-style-name="L5">
      <style:text-properties officeooo:rsid="00438e5d" officeooo:paragraph-rsid="00438e5d"/>
    </style:style>
    <style:style style:name="P55" style:family="paragraph" style:parent-style-name="Standard" style:list-style-name="L5">
      <style:text-properties officeooo:rsid="005175ba" officeooo:paragraph-rsid="005175ba"/>
    </style:style>
    <style:style style:name="P56" style:family="paragraph" style:parent-style-name="Standard" style:list-style-name="L5">
      <style:text-properties officeooo:rsid="0024ed44" officeooo:paragraph-rsid="0024ed44"/>
    </style:style>
    <style:style style:name="P57" style:family="paragraph" style:parent-style-name="Standard" style:list-style-name="L5">
      <style:text-properties officeooo:rsid="004794c7" officeooo:paragraph-rsid="004794c7"/>
    </style:style>
    <style:style style:name="P58" style:family="paragraph" style:parent-style-name="Standard" style:list-style-name="L5">
      <style:text-properties officeooo:rsid="002be531" officeooo:paragraph-rsid="002be531"/>
    </style:style>
    <style:style style:name="P59" style:family="paragraph" style:parent-style-name="Standard" style:list-style-name="L5">
      <style:text-properties officeooo:rsid="00691c1f" officeooo:paragraph-rsid="00691c1f"/>
    </style:style>
    <style:style style:name="P60" style:family="paragraph" style:parent-style-name="Standard" style:list-style-name="L5">
      <style:text-properties officeooo:rsid="0069b275" officeooo:paragraph-rsid="0069b275"/>
    </style:style>
    <style:style style:name="P61" style:family="paragraph" style:parent-style-name="Standard">
      <style:text-properties officeooo:paragraph-rsid="006a88ab"/>
    </style:style>
    <style:style style:name="P62" style:family="paragraph" style:parent-style-name="Standard">
      <style:text-properties officeooo:paragraph-rsid="003a5878"/>
    </style:style>
    <style:style style:name="P63" style:family="paragraph" style:parent-style-name="Table_20_Contents" style:list-style-name="L1">
      <style:text-properties officeooo:rsid="0055494d" officeooo:paragraph-rsid="0055494d"/>
    </style:style>
    <style:style style:name="P64" style:family="paragraph" style:parent-style-name="Table_20_Contents" style:list-style-name="L3">
      <style:text-properties officeooo:rsid="006346d1" officeooo:paragraph-rsid="006346d1"/>
    </style:style>
    <style:style style:name="P65" style:family="paragraph" style:parent-style-name="Table_20_Contents">
      <style:text-properties officeooo:rsid="0027ee94" officeooo:paragraph-rsid="006a88ab"/>
    </style:style>
    <style:style style:name="P66" style:family="paragraph" style:parent-style-name="Table_20_Contents">
      <style:text-properties officeooo:rsid="00363da5" officeooo:paragraph-rsid="0077bbe4"/>
    </style:style>
    <style:style style:name="P67" style:family="paragraph" style:parent-style-name="Table_20_Contents">
      <style:text-properties officeooo:rsid="00300b2f" officeooo:paragraph-rsid="00300b2f"/>
    </style:style>
    <style:style style:name="P68" style:family="paragraph" style:parent-style-name="Table_20_Contents">
      <style:text-properties officeooo:rsid="00300b2f" officeooo:paragraph-rsid="00763676"/>
    </style:style>
    <style:style style:name="P69" style:family="paragraph" style:parent-style-name="Table_20_Contents" style:list-style-name="L2">
      <style:text-properties officeooo:rsid="0053fb17" officeooo:paragraph-rsid="0053fb17"/>
    </style:style>
    <style:style style:name="P70" style:family="paragraph" style:parent-style-name="Table_20_Contents">
      <style:text-properties officeooo:rsid="0053fb17" officeooo:paragraph-rsid="0077bbe4"/>
    </style:style>
    <style:style style:name="P71" style:family="paragraph" style:parent-style-name="Table_20_Contents">
      <style:text-properties officeooo:rsid="006a88ab" officeooo:paragraph-rsid="006a88ab"/>
    </style:style>
    <style:style style:name="P72" style:family="paragraph" style:parent-style-name="Table_20_Contents">
      <style:text-properties officeooo:rsid="00461755" officeooo:paragraph-rsid="004d0579"/>
    </style:style>
    <style:style style:name="P73" style:family="paragraph" style:parent-style-name="Table_20_Contents">
      <style:text-properties officeooo:rsid="006efa5f" officeooo:paragraph-rsid="006efa5f"/>
    </style:style>
    <style:style style:name="P74" style:family="paragraph" style:parent-style-name="Table_20_Contents">
      <style:text-properties officeooo:rsid="004a3c6f" officeooo:paragraph-rsid="004a3c6f"/>
    </style:style>
    <style:style style:name="P75" style:family="paragraph" style:parent-style-name="Table_20_Contents">
      <style:text-properties officeooo:rsid="004abd0d" officeooo:paragraph-rsid="004d0579"/>
    </style:style>
    <style:style style:name="P76" style:family="paragraph" style:parent-style-name="Table_20_Contents" style:list-style-name="L1">
      <style:text-properties officeooo:rsid="0073738e" officeooo:paragraph-rsid="0073738e"/>
    </style:style>
    <style:style style:name="P77" style:family="paragraph" style:parent-style-name="Text_20_body" style:list-style-name="L6">
      <style:text-properties officeooo:rsid="00528488" officeooo:paragraph-rsid="00528488"/>
    </style:style>
    <style:style style:name="P78" style:family="paragraph" style:parent-style-name="Text_20_body">
      <style:text-properties officeooo:rsid="00666d28" officeooo:paragraph-rsid="00666d28"/>
    </style:style>
    <style:style style:name="P79" style:family="paragraph" style:parent-style-name="Text_20_body" style:list-style-name="L6">
      <style:text-properties officeooo:rsid="00666d28" officeooo:paragraph-rsid="00666d28"/>
    </style:style>
    <style:style style:name="P80" style:family="paragraph" style:parent-style-name="Text_20_body" style:list-style-name="L6"/>
    <style:style style:name="P81" style:family="paragraph" style:parent-style-name="Text_20_body" style:list-style-name="L7">
      <style:text-properties officeooo:rsid="00684a7e" officeooo:paragraph-rsid="00684a7e"/>
    </style:style>
    <style:style style:name="P82" style:family="paragraph" style:parent-style-name="Text_20_body" style:list-style-name="L7">
      <style:text-properties officeooo:rsid="00691c1f" officeooo:paragraph-rsid="00691c1f"/>
    </style:style>
    <style:style style:name="P83" style:family="paragraph" style:parent-style-name="Text_20_body" style:list-style-name="L7">
      <style:text-properties officeooo:rsid="0070fac5" officeooo:paragraph-rsid="0070fac5"/>
    </style:style>
    <style:style style:name="P84" style:family="paragraph" style:parent-style-name="Text_20_body">
      <style:text-properties officeooo:rsid="0079b69c" officeooo:paragraph-rsid="0079b69c"/>
    </style:style>
    <style:style style:name="P85" style:family="paragraph" style:parent-style-name="Text_20_body" style:list-style-name="L9">
      <style:text-properties officeooo:rsid="0079b69c" officeooo:paragraph-rsid="0079b69c"/>
    </style:style>
    <style:style style:name="P86" style:family="paragraph" style:parent-style-name="Text_20_body">
      <style:text-properties officeooo:paragraph-rsid="0079b69c"/>
    </style:style>
    <style:style style:name="T1" style:family="text">
      <style:text-properties fo:font-weight="bold"/>
    </style:style>
    <style:style style:name="T2" style:family="text">
      <style:text-properties fo:font-weight="bold" officeooo:rsid="001b2e45"/>
    </style:style>
    <style:style style:name="T3" style:family="text">
      <style:text-properties fo:font-style="italic" style:text-underline-style="solid" style:text-underline-width="auto" style:text-underline-color="font-color" officeooo:rsid="002d0325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b2e45"/>
    </style:style>
    <style:style style:name="T6" style:family="text">
      <style:text-properties officeooo:rsid="0021ab8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222d79" style:font-style-asian="normal" style:font-style-complex="normal"/>
    </style:style>
    <style:style style:name="T11" style:family="text">
      <style:text-properties fo:font-style="normal" style:text-underline-style="none" officeooo:rsid="002d0325" style:font-style-asian="normal" style:font-style-complex="normal"/>
    </style:style>
    <style:style style:name="T12" style:family="text">
      <style:text-properties fo:font-style="normal" style:text-underline-style="none" officeooo:rsid="00363da5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officeooo:rsid="00222d79" style:font-style-asian="normal" style:font-style-complex="normal"/>
    </style:style>
    <style:style style:name="T15" style:family="text">
      <style:text-properties officeooo:rsid="0027ee94"/>
    </style:style>
    <style:style style:name="T16" style:family="text">
      <style:text-properties officeooo:rsid="002b5460"/>
    </style:style>
    <style:style style:name="T17" style:family="text">
      <style:text-properties officeooo:rsid="002b7b55"/>
    </style:style>
    <style:style style:name="T18" style:family="text">
      <style:text-properties officeooo:rsid="002fe2d2"/>
    </style:style>
    <style:style style:name="T19" style:family="text">
      <style:text-properties officeooo:rsid="00300b2f"/>
    </style:style>
    <style:style style:name="T20" style:family="text">
      <style:text-properties officeooo:rsid="003129db"/>
    </style:style>
    <style:style style:name="T21" style:family="text">
      <style:text-properties officeooo:rsid="0032b639"/>
    </style:style>
    <style:style style:name="T22" style:family="text">
      <style:text-properties officeooo:rsid="003409c9"/>
    </style:style>
    <style:style style:name="T23" style:family="text">
      <style:text-properties officeooo:rsid="003a5878"/>
    </style:style>
    <style:style style:name="T24" style:family="text">
      <style:text-properties officeooo:rsid="003be0d8"/>
    </style:style>
    <style:style style:name="T25" style:family="text">
      <style:text-properties officeooo:rsid="003e2a70"/>
    </style:style>
    <style:style style:name="T26" style:family="text">
      <style:text-properties officeooo:rsid="003e9028"/>
    </style:style>
    <style:style style:name="T27" style:family="text">
      <style:text-properties officeooo:rsid="0040361e"/>
    </style:style>
    <style:style style:name="T28" style:family="text">
      <style:text-properties officeooo:rsid="00438e5d"/>
    </style:style>
    <style:style style:name="T29" style:family="text">
      <style:text-properties officeooo:rsid="004d0579"/>
    </style:style>
    <style:style style:name="T30" style:family="text">
      <style:text-properties officeooo:rsid="004e2305"/>
    </style:style>
    <style:style style:name="T31" style:family="text">
      <style:text-properties officeooo:rsid="004f6d40"/>
    </style:style>
    <style:style style:name="T32" style:family="text">
      <style:text-properties officeooo:rsid="00501dae"/>
    </style:style>
    <style:style style:name="T33" style:family="text">
      <style:text-properties officeooo:rsid="005175ba"/>
    </style:style>
    <style:style style:name="T34" style:family="text">
      <style:text-properties officeooo:rsid="0051f696"/>
    </style:style>
    <style:style style:name="T35" style:family="text">
      <style:text-properties officeooo:rsid="00528488"/>
    </style:style>
    <style:style style:name="T36" style:family="text">
      <style:text-properties officeooo:rsid="0053fb17"/>
    </style:style>
    <style:style style:name="T37" style:family="text">
      <style:text-properties officeooo:rsid="0054300f"/>
    </style:style>
    <style:style style:name="T38" style:family="text">
      <style:text-properties officeooo:rsid="0055494d"/>
    </style:style>
    <style:style style:name="T39" style:family="text">
      <style:text-properties officeooo:rsid="0057464b"/>
    </style:style>
    <style:style style:name="T40" style:family="text">
      <style:text-properties officeooo:rsid="0059ddca"/>
    </style:style>
    <style:style style:name="T41" style:family="text">
      <style:text-properties officeooo:rsid="005a188e"/>
    </style:style>
    <style:style style:name="T42" style:family="text">
      <style:text-properties officeooo:rsid="005bdbb8"/>
    </style:style>
    <style:style style:name="T43" style:family="text">
      <style:text-properties officeooo:rsid="005ceebb"/>
    </style:style>
    <style:style style:name="T44" style:family="text">
      <style:text-properties officeooo:rsid="005e8861"/>
    </style:style>
    <style:style style:name="T45" style:family="text">
      <style:text-properties officeooo:rsid="006063ff"/>
    </style:style>
    <style:style style:name="T46" style:family="text">
      <style:text-properties officeooo:rsid="00684a7e"/>
    </style:style>
    <style:style style:name="T47" style:family="text">
      <style:text-properties officeooo:rsid="00691c1f"/>
    </style:style>
    <style:style style:name="T48" style:family="text">
      <style:text-properties officeooo:rsid="0069b275"/>
    </style:style>
    <style:style style:name="T49" style:family="text">
      <style:text-properties officeooo:rsid="006a88ab"/>
    </style:style>
    <style:style style:name="T50" style:family="text">
      <style:text-properties officeooo:rsid="006c8526"/>
    </style:style>
    <style:style style:name="T51" style:family="text">
      <style:text-properties officeooo:rsid="006efa5f"/>
    </style:style>
    <style:style style:name="T52" style:family="text">
      <style:text-properties officeooo:rsid="007135c3"/>
    </style:style>
    <style:style style:name="T53" style:family="text">
      <style:text-properties officeooo:rsid="00763676"/>
    </style:style>
    <style:style style:name="T54" style:family="text">
      <style:text-properties officeooo:rsid="0076cec5"/>
    </style:style>
    <style:style style:name="T55" style:family="text">
      <style:text-properties officeooo:rsid="007953ff"/>
    </style:style>
    <style:style style:name="T56" style:family="text">
      <style:text-properties officeooo:rsid="0079b69c"/>
    </style:style>
    <style:style style:name="T57" style:family="text">
      <style:text-properties officeooo:rsid="007cac33"/>
    </style:style>
    <style:style style:name="T58" style:family="text">
      <style:text-properties officeooo:rsid="007fe1b4"/>
    </style:style>
    <style:style style:name="T59" style:family="text">
      <style:text-properties officeooo:rsid="008040b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0.397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5">1. </text:span><text:span text:style-name="T46">Introduzione</text:span></text:h>
      <text:p text:style-name="P62"><text:span text:style-name="T23">Per i nostri scopi, ci concentreremo sul design e l'implementazione di UC-1, UC-2 e UC-3, </text:span><text:span text:style-name="T58">meno la gestione d</text:span><text:span text:style-name="T59">ettagliata di</text:span><text:span text:style-name="T58"> Email e Banca</text:span><text:span text:style-name="T23">.</text:span></text:p>
      <text:h text:style-name="P35" text:outline-level="2" text:is-list-header="true">1.1 Object design trade-offs</text:h>
      <text:p text:style-name="P13">Per semplicità e chiarezza, si è deciso di implementare le Entity in modo strettamente coerente con le specifiche del Database, senza aggiungere ulteriori funzionalità interne a <text:span text:style-name="T25">tali classi</text:span>. Qualsiasi operazione oltre il Get e Set verrà implementata dallo StorageHandler.</text:p>
      <text:p text:style-name="P78">Tipicamente, si sarebbe usato un enumeratore per la gestione dello stato degli Acquisti. Però, fare ciò causa severe complicazioni nel codice: prima di tutto, JDBC, il Java Database Connector, non supporta il salvataggio di enumeratori in tabella. Questi poi dovrebbero essere definiti separatamente nel sottosistema di controllo e nel database. Passare un semplice codice di stato come valore numerico risulta invece di facile utilizzo e implementazione, con un incremento di uso <text:span text:style-name="T46">di</text:span> memoria <text:span text:style-name="T46">pari a </text:span>pochi byte per Acquisto.</text:p>
      <text:h text:style-name="P36" text:outline-level="2">1.2 Interface documentation guidelines</text:h>
      <text:h text:style-name="Heading_20_3" text:outline-level="3">1.2.<text:span text:style-name="T46">1</text:span> <text:span text:style-name="T46">Classi e Metodi</text:span></text:h>
      <text:list text:style-name="L4">
        <text:list-item>
          <text:p text:style-name="P43">Classi, metodi <text:span text:style-name="T39">e variabili</text:span> hanno nomi in camelCase.</text:p>
          <text:list>
            <text:list-item>
              <text:p text:style-name="P43"><text:span text:style-name="T26">Le c</text:span><text:span text:style-name="T6">lassi cominciano </text:span><text:span text:style-name="T26">con lettera </text:span><text:span text:style-name="T6">maiuscol</text:span><text:span text:style-name="T26">a</text:span><text:span text:style-name="T6">, </text:span><text:span text:style-name="T26">i </text:span><text:span text:style-name="T6">metodi per </text:span><text:span text:style-name="T26">lettera </text:span><text:span text:style-name="T6">minuscol</text:span><text:span text:style-name="T26">a</text:span><text:span text:style-name="T6">.</text:span></text:p>
            </text:list-item>
            <text:list-item>
              <text:p text:style-name="P45">Se i nomi includono verbi, essi sono in inglese. (get, <text:span text:style-name="T27">set</text:span> ecc)</text:p>
            </text:list-item>
            <text:list-item>
              <text:p text:style-name="P46">Per garantire una più elevata compatibilità, non usare caratteri accentati <text:span text:style-name="T39">per i nomi</text:span>.</text:p>
            </text:list-item>
          </text:list>
        </text:list-item>
        <text:list-item>
          <text:p text:style-name="P44">Le Entità <text:span text:style-name="T15">e i loro attributi</text:span> hanno sempre nome in Italiano <text:span text:style-name="T6">e al singolare</text:span>, anche quando sono menzionate come titolo di altre classi. (Es: MostraHandler, getBiglietto() )</text:p>
        </text:list-item>
        <text:list-item>
          <text:p text:style-name="P47"><text:span text:style-name="T18">I possibili valori delle</text:span> Enumerazioni delle entità sono rese in <text:span text:style-name="T18">SCREAMING_SNAKE_CASE</text:span>.</text:p>
        </text:list-item>
        <text:list-item>
          <text:p text:style-name="P47">Ogni errore deve essere gestito via eccezioni.</text:p>
        </text:list-item>
      </text:list>
      <text:h text:style-name="P40" text:outline-level="3">1.2.<text:span text:style-name="T46">2</text:span> <text:span text:style-name="T46">Eccezioni</text:span></text:h>
      <text:list text:style-name="L7">
        <text:list-item>
          <text:p text:style-name="P81">In caso di Eccezione, il sito effettua un redirect a una pagina di errore che segnala l'errore avvenuto con un messaggio appropriato. <text:s/></text:p>
          <text:list>
            <text:list-item>
              <text:p text:style-name="P81">ServletException: "<text:span text:style-name="T47">Il sito non è disponibile.</text:span>"</text:p>
            </text:list-item>
            <text:list-item>
              <text:p text:style-name="P82">IOException: "Qualcosa è andato storto."</text:p>
            </text:list-item>
            <text:list-item>
              <text:p text:style-name="P82">SQLException: "Il database non è disponibile."</text:p>
            </text:list-item>
            <text:list-item>
              <text:p text:style-name="P83">EntitaInesistenteException: "L'entità <text:span text:style-name="T52">richiesta</text:span> non esiste."</text:p>
            </text:list-item>
          </text:list>
        </text:list-item>
      </text:list>
      <text:h text:style-name="P35" text:outline-level="2">1.3 Definitions, acronyms, and abbreviations</text:h>
      <text:list text:style-name="L6">
        <text:list-item>
          <text:p text:style-name="P77">Date: La classe java.sql.Date.</text:p>
        </text:list-item>
        <text:list-item>
          <text:p text:style-name="P79">Acquisto.stato: Valore int.</text:p>
          <text:list>
            <text:list-item>
              <text:p text:style-name="P80">0-In attesa</text:p>
            </text:list-item>
            <text:list-item>
              <text:p text:style-name="P80">1-Completo</text:p>
            </text:list-item>
            <text:list-item>
              <text:p text:style-name="P80">2-Fallito</text:p>
            </text:list-item>
          </text:list>
        </text:list-item>
      </text:list>
      <text:p text:style-name="Text_20_body"><text:soft-page-break/></text:p>
      <text:h text:style-name="P35" text:outline-level="2">1.4 References</text:h>
      <text:p text:style-name="P86"><text:span text:style-name="T56">Documento di Requirement Analysis (allegato)</text:span></text:p>
      <text:list text:style-name="L9">
        <text:list-item>
          <text:p text:style-name="P85">Use Case Model</text:p>
        </text:list-item>
      </text:list>
      <text:p text:style-name="P84">Documento di System Design (allegato)</text:p>
      <text:h text:style-name="P33" text:outline-level="1"><text:span text:style-name="T2">2. </text:span><text:span text:style-name="T1">Packages</text:span></text:h>
      <text:list text:style-name="L5">
        <text:list-item>
          <text:p text:style-name="P50">Tomcat</text:p>
          <text:list>
            <text:list-item>
              <text:p text:style-name="P51">MuseoBelpaese</text:p>
              <text:list>
                <text:list-item>
                  <text:p text:style-name="P48"><text:span text:style-name="T43">p</text:span>agine</text:p>
                  <text:list>
                    <text:list-item>
                      <text:p text:style-name="P48"><text:span text:style-name="T16">m</text:span>ostre.jsp</text:p>
                    </text:list-item>
                    <text:list-item>
                      <text:p text:style-name="P48"><text:span text:style-name="T16">m</text:span>ostraSingola.jsp</text:p>
                    </text:list-item>
                    <text:list-item>
                      <text:p text:style-name="P48"><text:span text:style-name="T16">a</text:span>cquisto.jsp</text:p>
                    </text:list-item>
                  </text:list>
                </text:list-item>
                <text:list-item>
                  <text:p text:style-name="P52"><text:span text:style-name="T43">c</text:span>ontrol</text:p>
                  <text:list>
                    <text:list-item>
                      <text:p text:style-name="P53"><text:span text:style-name="T44">a</text:span>cquisto</text:p>
                      <text:list>
                        <text:list-item>
                          <text:p text:style-name="P54">AcquistoServlet.java</text:p>
                        </text:list-item>
                      </text:list>
                    </text:list-item>
                    <text:list-item>
                      <text:p text:style-name="P48"><text:span text:style-name="T43">s</text:span><text:span text:style-name="T17">torag</text:span><text:span text:style-name="T56">e</text:span></text:p>
                      <text:list>
                        <text:list-item>
                          <text:p text:style-name="P55"><text:span text:style-name="T43">S</text:span>torageHandler.java</text:p>
                        </text:list-item>
                        <text:list-item>
                          <text:p text:style-name="P56"><text:span text:style-name="T43">e</text:span>ntities</text:p>
                          <text:list>
                            <text:list-item>
                              <text:p text:style-name="P56"><text:span text:style-name="T43">A</text:span>cquisto.<text:span text:style-name="T29">java</text:span></text:p>
                            </text:list-item>
                            <text:list-item>
                              <text:p text:style-name="P56"><text:span text:style-name="T43">C</text:span>arta.<text:span text:style-name="T29">java</text:span></text:p>
                            </text:list-item>
                            <text:list-item>
                              <text:p text:style-name="P56"><text:span text:style-name="T43">Bi</text:span>glietto.<text:span text:style-name="T29">java</text:span></text:p>
                            </text:list-item>
                            <text:list-item>
                              <text:p text:style-name="P56"><text:span text:style-name="T43">M</text:span>ostra.<text:span text:style-name="T29">java</text:span></text:p>
                            </text:list-item>
                            <text:list-item>
                              <text:p text:style-name="P52"><text:span text:style-name="T29">D</text:span>isponibilita.<text:span text:style-name="T29">jav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exceptions</text:p>
                      <text:list>
                        <text:list-item>
                          <text:p text:style-name="P59"><text:span text:style-name="T54">EntitaNotFound</text:span>Exception.jav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MySQL</text:p>
          <text:list>
            <text:list-item>
              <text:p text:style-name="P57">DatabaseMuseo</text:p>
              <text:list>
                <text:list-item>
                  <text:p text:style-name="P49">Mostra (<text:span text:style-name="T14">Codice</text:span><text:span text:style-name="T10">, Nome, Corpo, Pubblicata, Inizio, Fine, BigliettiDisponibili)</text:span></text:p>
                </text:list-item>
                <text:list-item>
                  <text:p text:style-name="P48">Acquisto (<text:span text:style-name="T7">Codice</text:span><text:span text:style-name="T8">, </text:span><text:span text:style-name="T4">Carta</text:span><text:span text:style-name="T9">, Email</text:span><text:span text:style-name="T8">, Stato)</text:span></text:p>
                </text:list-item>
                <text:list-item>
                  <text:p text:style-name="P48">Carta (<text:span text:style-name="T7">Numero</text:span><text:span text:style-name="T8">, Sicurezza, Scadenza)</text:span></text:p>
                </text:list-item>
                <text:list-item>
                  <text:p text:style-name="P48">Biglietto (<text:span text:style-name="T7">Codice</text:span><text:span text:style-name="T8">, </text:span><text:span text:style-name="T4">Acquisto</text:span><text:span text:style-name="T9">,</text:span><text:span text:style-name="T4"> Mostra</text:span><text:span text:style-name="T9">, Data)</text:span></text:p>
                </text:list-item>
                <text:list-item>
                  <text:p text:style-name="P58"><text:span text:style-name="T10">D</text:span><text:span text:style-name="T9">isponibilita (</text:span><text:span text:style-name="T13">Data</text:span><text:span text:style-name="T9">, </text:span><text:span text:style-name="T3">Mostra</text:span><text:span text:style-name="T11">, </text:span><text:span text:style-name="T9">Numero)</text:span></text:p>
                </text:list-item>
              </text:list>
            </text:list-item>
          </text:list>
        </text:list-item>
      </text:list>
      <text:h text:style-name="Heading_20_1" text:outline-level="1"><text:span text:style-name="T2">3. </text:span><text:span text:style-name="T1">Class interfaces</text:span></text:h>
      <text:h text:style-name="P37" text:outline-level="3">3.1 <text:span text:style-name="T44">a</text:span>cquisto</text:h>
      <text:h text:style-name="Heading_20_4" text:outline-level="4">3.1.<text:span text:style-name="T28">1</text:span> Acquisto<text:span text:style-name="T28">Servlet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Sommario</text:p>
          </table:table-cell>
          <table:table-cell table:style-name="Table6.B1" office:value-type="string">
            <text:p text:style-name="P20">Gestisce il form per l'inserimento dei dati di acquisto. Ne verifica la correttezza, e crea i nuovi acquisti in attesa di risposta.</text:p>
          </table:table-cell>
        </table:table-row>
        <table:table-row>
          <table:table-cell table:style-name="Table6.A2" office:value-type="string">
            <text:p text:style-name="P14">Dipendenze</text:p>
          </table:table-cell>
          <table:table-cell table:style-name="Table6.B2" office:value-type="string">
            <text:p text:style-name="P16"><text:span text:style-name="T31">StorageHandler</text:span>, <text:span text:style-name="T50">jakarta</text:span>.servlet</text:p>
          </table:table-cell>
        </table:table-row>
        <table:table-row>
          <table:table-cell table:style-name="Table6.A2" office:value-type="string">
            <text:p text:style-name="P18">Eccezioni</text:p>
          </table:table-cell>
          <table:table-cell table:style-name="Table6.B2" office:value-type="string">
            <text:p text:style-name="P18">ServletException, IOException</text:p>
          </table:table-cell>
        </table:table-row>
      </table:table>
      <text:p text:style-name="Text_20_body"/>
      <text:h text:style-name="P38" text:outline-level="3"><text:soft-page-break/>3.<text:span text:style-name="T30">2</text:span> <text:span text:style-name="T57">s</text:span>torage</text:h>
      <text:h text:style-name="Heading_20_4" text:outline-level="4">3.<text:span text:style-name="T30">2</text:span> <text:span text:style-name="T33">S</text:span>torage<text:span text:style-name="T33">Handler</text:span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Sommario</text:p>
          </table:table-cell>
          <table:table-cell table:style-name="Table7.B1" office:value-type="string">
            <text:p text:style-name="P75">Gestisce <text:span text:style-name="T38">l'uso dei dati in Database.</text:span></text:p>
            <text:list text:style-name="L1">
              <text:list-item>
                <text:p text:style-name="P76">Get: preleva una o più entità dal Database, usando la loro chiave. Un insieme di multiple entità viene passato come ArrayList.</text:p>
              </text:list-item>
              <text:list-item>
                <text:p text:style-name="P63">Add: salva l'entità passata in Database</text:p>
              </text:list-item>
              <text:list-item>
                <text:p text:style-name="P63">Update: trova la voce in Database corrispondente all'Entità aggiorna con i dati dell'Entità passata.</text:p>
              </text:list-item>
              <text:list-item>
                <text:p text:style-name="P63">Delete: cancella la voce del Database corrispondente all'Entità o <text:span text:style-name="T41">chiave</text:span> passat<text:span text:style-name="T41">a</text:span>.</text:p>
              </text:list-item>
            </text:list>
          </table:table-cell>
        </table:table-row>
        <table:table-row>
          <table:table-cell table:style-name="Table7.A2" office:value-type="string">
            <text:p text:style-name="P15">Dipendenze</text:p>
          </table:table-cell>
          <table:table-cell table:style-name="Table7.B2" office:value-type="string">
            <text:p text:style-name="P17">Entities, java.util.ArrayList</text:p>
          </table:table-cell>
        </table:table-row>
        <table:table-row>
          <table:table-cell table:style-name="Table7.A2" office:value-type="string">
            <text:p text:style-name="P31">Costruttori</text:p>
          </table:table-cell>
          <table:table-cell table:style-name="Table7.B2" office:value-type="string">
            <text:p text:style-name="P31">StorageHandler()</text:p>
          </table:table-cell>
        </table:table-row>
        <table:table-row>
          <table:table-cell table:style-name="Table7.A2" office:value-type="string">
            <text:p text:style-name="P19">Operazioni</text:p>
          </table:table-cell>
          <table:table-cell table:style-name="Table7.B2" office:value-type="string">
            <text:p text:style-name="P24">Acquisto getAcquisto(int codice)</text:p>
            <text:p text:style-name="P24">void addAcquisto (<text:span text:style-name="T33">Acquisto a</text:span>)</text:p>
            <text:p text:style-name="P24">void updateAcquisto (<text:span text:style-name="T33">Acquisto a</text:span>)</text:p>
            <text:p text:style-name="P23">void deleteAcquisto (Acquisto a)</text:p>
            <text:p text:style-name="P23">void deleteAcquisto (int codice)</text:p>
            <text:p text:style-name="P24"/>
            <text:p text:style-name="P24">Mostra get<text:span text:style-name="T33">Carta</text:span>(<text:span text:style-name="T33">String</text:span> <text:span text:style-name="T33">numero</text:span>)</text:p>
            <text:p text:style-name="P24">void add<text:span text:style-name="T33">Carta</text:span> (<text:span text:style-name="T33">Carta c</text:span>)</text:p>
            <text:p text:style-name="P24">void update<text:span text:style-name="T33">Carta</text:span> (<text:span text:style-name="T33">Carta c</text:span>)</text:p>
            <text:p text:style-name="P23">void deleteCarta (<text:span text:style-name="T38">Carta c</text:span>)</text:p>
            <text:p text:style-name="P22">void deleteCarta (String numero)</text:p>
            <text:p text:style-name="P24"/>
            <text:p text:style-name="P24">Mostra get<text:span text:style-name="T34">Biglietto</text:span>(int codice)</text:p>
            <text:p text:style-name="P24">void <text:span text:style-name="T34">addBiglietto</text:span> (<text:span text:style-name="T34">Biglietto b</text:span>)</text:p>
            <text:p text:style-name="P26">void <text:span text:style-name="T34">deleteBiglietto</text:span>(<text:span text:style-name="T42">Biglietto b</text:span>)</text:p>
            <text:p text:style-name="P24">void <text:span text:style-name="T34">deleteBiglietto</text:span>(<text:span text:style-name="T34">int codice</text:span>)</text:p>
            <text:p text:style-name="P24"/>
            <text:p text:style-name="P24">Mostra getMostra(int codice)</text:p>
            <text:p text:style-name="P24">void addMostra (Mostra m)</text:p>
            <text:p text:style-name="P24">void updateMostra (Mostra m)</text:p>
            <text:p text:style-name="P28">void deleteMostra (<text:span text:style-name="T38">Mostra m</text:span>)</text:p>
            <text:p text:style-name="P27">void deleteMostra (int codice)</text:p>
            <text:p text:style-name="P27"/>
            <text:p text:style-name="P30">ArrayList&lt;Mostra&gt; getMostre()</text:p>
            <text:p text:style-name="P30">ArrayList&lt;Mostra&gt; getMostrePubbliche()</text:p>
            <text:p text:style-name="P24"/>
            <text:p text:style-name="P29">ArrayList&lt;Disponibilita&gt; <text:span text:style-name="T37">getDisponibilita</text:span><text:span text:style-name="T40">Mostra</text:span><text:span text:style-name="T37"> </text:span>(int codiceMostra)</text:p>
            <text:p text:style-name="P24"><text:span text:style-name="T36">Disponibilita</text:span> get<text:span text:style-name="T34">Disponibilita</text:span><text:span text:style-name="T36">Data </text:span>(int codice<text:span text:style-name="T35">Mostra, Date data</text:span>)</text:p>
            <text:p text:style-name="P24">void add<text:span text:style-name="T34">Disponibilita</text:span> (<text:span text:style-name="T36">Disponibilita d</text:span>)</text:p>
            <text:p text:style-name="P24">void update<text:span text:style-name="T34">Disponibilita</text:span> (<text:span text:style-name="T36">Dispo</text:span>n<text:span text:style-name="T36">ibilita d</text:span>)</text:p>
            <text:p text:style-name="P25">void <text:span text:style-name="T38">deleteDisponibilita</text:span> (<text:span text:style-name="T36">Dispo</text:span>n<text:span text:style-name="T36">ibilita d</text:span>)</text:p>
          </table:table-cell>
        </table:table-row>
        <table:table-row>
          <table:table-cell table:style-name="Table7.A2" office:value-type="string">
            <text:p text:style-name="P19">Eccezioni</text:p>
          </table:table-cell>
          <table:table-cell table:style-name="Table7.B2" office:value-type="string">
            <text:p text:style-name="P70">SQLException, <text:span text:style-name="T54">EntitaNotFound</text:span><text:span text:style-name="T47">Exception</text:span></text:p>
          </table:table-cell>
        </table:table-row>
        <table:table-row>
          <table:table-cell table:style-name="Table7.A2" office:value-type="string">
            <text:p text:style-name="P29">Not<text:span text:style-name="T50">e</text:span></text:p>
          </table:table-cell>
          <table:table-cell table:style-name="Table7.B2" office:value-type="string">
            <text:list text:style-name="L2">
              <text:list-item>
                <text:p text:style-name="P69">I metodi add ignorano gli attributi codice degli oggetti Entità, in quanto questi vengono generati dal database. Al termine di tali metodi, l'oggetto Entità passato verrà aggiornato con il codice che è stato generato.</text:p>
              </text:list-item>
            </text:list>
          </table:table-cell>
        </table:table-row>
      </table:table>
      <text:p text:style-name="P21"><text:soft-page-break/></text:p>
      <text:h text:style-name="Heading_20_3" text:outline-level="3">3.<text:span text:style-name="T32">2.2</text:span> Entities</text:h>
      <text:h text:style-name="Heading_20_4" text:outline-level="4"><text:span text:style-name="T30">E</text:span><text:span text:style-name="T20">1 </text:span>Acquisto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struttori</text:p>
          </table:table-cell>
          <table:table-cell table:style-name="Table1.B1" office:value-type="string">
            <text:p text:style-name="P1">Acquisto()</text:p>
            <text:p text:style-name="P8">Acquisto(<text:span text:style-name="T23">int</text:span> co<text:span text:style-name="T23">de</text:span>, <text:span text:style-name="T23">String</text:span> ca<text:span text:style-name="T23">rd</text:span>, String email)</text:p>
            <text:p text:style-name="P68">Acquisto(<text:span text:style-name="T23">int</text:span> co<text:span text:style-name="T23">de</text:span>, <text:span text:style-name="T23">String</text:span> ca<text:span text:style-name="T23">rd</text:span>, String email, <text:span text:style-name="T53">int stato</text:span>)</text:p>
          </table:table-cell>
        </table:table-row>
        <table:table-row>
          <table:table-cell table:style-name="Table1.A2" office:value-type="string">
            <text:p text:style-name="P1">Attributi <text:span text:style-name="T19">publici</text:span></text:p>
          </table:table-cell>
          <table:table-cell table:style-name="Table1.B2" office:value-type="string">
            <text:p text:style-name="P12">int codice</text:p>
            <text:p text:style-name="P1"><text:span text:style-name="T23">String</text:span> carta</text:p>
            <text:p text:style-name="P1">String email</text:p>
            <text:p text:style-name="P32">int stato</text:p>
          </table:table-cell>
        </table:table-row>
        <table:table-row>
          <table:table-cell table:style-name="Table1.A2" office:value-type="string">
            <text:p text:style-name="P8">Metodi</text:p>
          </table:table-cell>
          <table:table-cell table:style-name="Table1.B2" office:value-type="string">
            <text:p text:style-name="P8">Getter e Setter</text:p>
          </table:table-cell>
        </table:table-row>
        <table:table-row>
          <table:table-cell table:style-name="Table1.A2" office:value-type="string">
            <text:p text:style-name="P32">Nota</text:p>
          </table:table-cell>
          <table:table-cell table:style-name="Table1.B2" office:value-type="string">
            <text:list text:style-name="L3">
              <text:list-item>
                <text:p text:style-name="P64">Stato:</text:p>
                <text:list>
                  <text:list-item>
                    <text:p text:style-name="P64">0-In attesa</text:p>
                  </text:list-item>
                  <text:list-item>
                    <text:p text:style-name="P64">1-Completo</text:p>
                  </text:list-item>
                  <text:list-item>
                    <text:p text:style-name="P64">2-Fallito</text:p>
                  </text:list-item>
                </text:list>
              </text:list-item>
            </text:list>
          </table:table-cell>
        </table:table-row>
      </table:table>
      <text:h text:style-name="Heading_20_4" text:outline-level="4"><text:span text:style-name="T30">E</text:span><text:span text:style-name="T20">2 </text:span>Carta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Costruttori</text:p>
          </table:table-cell>
          <table:table-cell table:style-name="Table2.B1" office:value-type="string">
            <text:p text:style-name="P2"><text:span text:style-name="T19">Carta</text:span>()</text:p>
            <text:p text:style-name="P8">Carta(<text:span text:style-name="T23">String</text:span> <text:span text:style-name="T23">numero</text:span>, <text:span text:style-name="T23">String</text:span> <text:span text:style-name="T23">sicurezza</text:span>, <text:span text:style-name="T23">Date scadenza</text:span>)</text:p>
          </table:table-cell>
        </table:table-row>
        <table:table-row>
          <table:table-cell table:style-name="Table2.A2" office:value-type="string">
            <text:p text:style-name="P2">Attributi <text:span text:style-name="T19">publici</text:span></text:p>
          </table:table-cell>
          <table:table-cell table:style-name="Table2.B2" office:value-type="string">
            <text:p text:style-name="P8">String numero</text:p>
            <text:p text:style-name="P8">String sicurezza</text:p>
            <text:p text:style-name="P8"><text:span text:style-name="T23">Date</text:span> scadenza</text:p>
          </table:table-cell>
        </table:table-row>
        <table:table-row>
          <table:table-cell table:style-name="Table2.A2" office:value-type="string">
            <text:p text:style-name="P8">Metodi</text:p>
          </table:table-cell>
          <table:table-cell table:style-name="Table2.B2" office:value-type="string">
            <text:p text:style-name="P8">Getter e Setter</text:p>
          </table:table-cell>
        </table:table-row>
      </table:table>
      <text:h text:style-name="Heading_20_4" text:outline-level="4"><text:span text:style-name="T30">E</text:span>3 Biglietto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Costruttori</text:p>
          </table:table-cell>
          <table:table-cell table:style-name="Table3.B1" office:value-type="string">
            <text:p text:style-name="P9"><text:span text:style-name="T22">Biglietto</text:span>(<text:span text:style-name="T22">int codice, </text:span><text:span text:style-name="T23">int</text:span><text:span text:style-name="T22"> acquisto, </text:span><text:span text:style-name="T23">int</text:span><text:span text:style-name="T22"> mostra, Date data</text:span>)</text:p>
          </table:table-cell>
        </table:table-row>
        <table:table-row>
          <table:table-cell table:style-name="Table3.A2" office:value-type="string">
            <text:p text:style-name="P3">Attributi <text:span text:style-name="T19">publici</text:span></text:p>
          </table:table-cell>
          <table:table-cell table:style-name="Table3.B2" office:value-type="string">
            <text:p text:style-name="P9"><text:span text:style-name="T22">i</text:span><text:span text:style-name="T20">nt</text:span> <text:span text:style-name="T20">codice</text:span></text:p>
            <text:p text:style-name="P9"><text:span text:style-name="T23">int </text:span><text:span text:style-name="T20">acquisto</text:span></text:p>
            <text:p text:style-name="P9"><text:span text:style-name="T23">int</text:span> <text:span text:style-name="T20">mostra</text:span></text:p>
            <text:p text:style-name="P5">Date data</text:p>
          </table:table-cell>
        </table:table-row>
        <table:table-row>
          <table:table-cell table:style-name="Table3.A2" office:value-type="string">
            <text:p text:style-name="P9">Metodi</text:p>
          </table:table-cell>
          <table:table-cell table:style-name="Table3.B2" office:value-type="string">
            <text:p text:style-name="P9">Getter e Setter</text:p>
          </table:table-cell>
        </table:table-row>
      </table:table>
      <text:h text:style-name="Heading_20_4" text:outline-level="4"><text:span text:style-name="T30">E4</text:span> <text:span text:style-name="T21">Mostra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Costruttori</text:p>
          </table:table-cell>
          <table:table-cell table:style-name="Table4.B1" office:value-type="string">
            <text:p text:style-name="P6"><text:span text:style-name="T9">Mostra(int code, String name, String body, Date start, Date end</text:span><text:span text:style-name="T12">)</text:span></text:p>
          </table:table-cell>
        </table:table-row>
        <table:table-row>
          <table:table-cell table:style-name="Table4.A2" office:value-type="string">
            <text:p text:style-name="P4">Attributi <text:span text:style-name="T19">publici</text:span></text:p>
          </table:table-cell>
          <table:table-cell table:style-name="Table4.B2" office:value-type="string">
            <text:p text:style-name="P7">int codice</text:p>
            <text:p text:style-name="P7">String nome</text:p>
            <text:p text:style-name="P7">String corpo</text:p>
            <text:p text:style-name="P7">Date inizio</text:p>
            <text:p text:style-name="P7">Date fine</text:p>
          </table:table-cell>
        </table:table-row>
        <table:table-row>
          <table:table-cell table:style-name="Table4.A2" office:value-type="string">
            <text:p text:style-name="P10">Metodi</text:p>
          </table:table-cell>
          <table:table-cell table:style-name="Table4.B2" office:value-type="string">
            <text:p text:style-name="P10">Getter e Setter</text:p>
          </table:table-cell>
        </table:table-row>
      </table:table>
      <text:h text:style-name="Heading_20_4" text:outline-level="4"><text:soft-page-break/><text:span text:style-name="T30">E</text:span><text:span text:style-name="T21">5</text:span> <text:span text:style-name="T21">Disponibilita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Costruttori</text:p>
          </table:table-cell>
          <table:table-cell table:style-name="Table5.B1" office:value-type="string">
            <text:p text:style-name="P11">Disponibilita(Date data, <text:span text:style-name="T24">int</text:span> mostra, int numero)</text:p>
          </table:table-cell>
        </table:table-row>
        <table:table-row>
          <table:table-cell table:style-name="Table5.A2" office:value-type="string">
            <text:p text:style-name="P4">Attributi <text:span text:style-name="T19">publici</text:span></text:p>
          </table:table-cell>
          <table:table-cell table:style-name="Table5.B2" office:value-type="string">
            <text:p text:style-name="P11">Date data</text:p>
            <text:p text:style-name="P11"><text:span text:style-name="T24">int</text:span> mostra</text:p>
            <text:p text:style-name="P11">int numero</text:p>
          </table:table-cell>
        </table:table-row>
        <table:table-row>
          <table:table-cell table:style-name="Table5.A2" office:value-type="string">
            <text:p text:style-name="P10">Metodi</text:p>
          </table:table-cell>
          <table:table-cell table:style-name="Table5.B2" office:value-type="string">
            <text:p text:style-name="P10">Getter e Setter</text:p>
          </table:table-cell>
        </table:table-row>
      </table:table>
      <text:h text:style-name="P41" text:outline-level="3">3.<text:span text:style-name="T32">2.</text:span><text:span text:style-name="T48">3</text:span> <text:span text:style-name="T49">Exceptions</text:span></text:h>
      <text:h text:style-name="P42" text:outline-level="4"><text:span text:style-name="T49">X1</text:span> EntitaNotFoundException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3">Sommario</text:p>
          </table:table-cell>
          <table:table-cell table:style-name="Table8.B1" office:value-type="string">
            <text:p text:style-name="P71">Segnala che l'Entità cercata nel Database <text:span text:style-name="T51">(e.g. corrispondente al codice cercato)</text:span> non <text:span text:style-name="T55">è stata trovata</text:span>.</text:p>
          </table:table-cell>
        </table:table-row>
        <table:table-row>
          <table:table-cell table:style-name="Table8.A2" office:value-type="string">
            <text:p text:style-name="P65">Costruttori</text:p>
          </table:table-cell>
          <table:table-cell table:style-name="Table8.B2" office:value-type="string">
            <text:p text:style-name="P66"><text:span text:style-name="T54">EntitaNotFound</text:span><text:span text:style-name="T47">Exception</text:span><text:span text:style-name="T49">()</text:span></text:p>
            <text:p text:style-name="P66"><text:span text:style-name="T54">EntitaNotFound</text:span><text:span text:style-name="T47">Exception</text:span><text:span text:style-name="T49">(String e)</text:span></text:p>
          </table:table-cell>
        </table:table-row>
      </table:table>
      <text:p text:style-name="P61"/>
      <text:h text:style-name="P34" text:outline-level="1">Glossary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DejaVu Sans" svg:font-family="'DejaVu Sans', Arial, Helvetica, sans-serif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top="0.423cm" fo:margin-bottom="0.212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.353cm" fo:margin-bottom="0.212cm" style:contextual-spacing="false" fo:text-indent="0cm" style:auto-text-indent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8H33M19S</meta:editing-duration>
    <meta:editing-cycles>77</meta:editing-cycles>
    <meta:generator>LibreOffice/24.2.4.2$Windows_X86_64 LibreOffice_project/51a6219feb6075d9a4c46691dcfe0cd9c4fff3c2</meta:generator>
    <dc:date>2024-06-25T21:47:39.443000000</dc:date>
    <meta:print-date>2024-06-25T11:58:14.413000000</meta:print-date>
    <meta:printed-by>PDF files</meta:printed-by>
    <meta:document-statistic meta:table-count="8" meta:image-count="0" meta:object-count="0" meta:page-count="6" meta:paragraph-count="175" meta:word-count="824" meta:character-count="5780" meta:non-whitespace-character-count="5182"/>
    <meta:user-defined meta:name="Info 1"/>
    <meta:user-defined meta:name="Info 2"/>
    <meta:user-defined meta:name="Info 3"/>
    <meta:user-defined meta:name="Info 4"/>
  </office:meta>
</office:document-meta>
</file>